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P2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P3" style:family="paragraph" style:parent-style-name="Standard">
      <style:text-properties officeooo:rsid="0014afac" officeooo:paragraph-rsid="0019ed5a"/>
    </style:style>
    <style:style style:name="P4" style:family="paragraph" style:parent-style-name="Standard">
      <style:paragraph-properties fo:text-align="end" style:justify-single-word="false"/>
      <style:text-properties officeooo:rsid="0014afac" officeooo:paragraph-rsid="0019ed5a"/>
    </style:style>
    <style:style style:name="P5" style:family="paragraph" style:parent-style-name="Standard">
      <style:text-properties officeooo:rsid="0014afac" officeooo:paragraph-rsid="0014afac"/>
    </style:style>
    <style:style style:name="P6" style:family="paragraph" style:parent-style-name="Standard">
      <style:text-properties officeooo:paragraph-rsid="0014afac"/>
    </style:style>
    <style:style style:name="P7" style:family="paragraph" style:parent-style-name="Standard">
      <style:text-properties officeooo:rsid="001670ce" officeooo:paragraph-rsid="001670ce"/>
    </style:style>
    <style:style style:name="P8" style:family="paragraph" style:parent-style-name="Standard">
      <style:text-properties officeooo:rsid="0016ff01" officeooo:paragraph-rsid="0016ff01"/>
    </style:style>
    <style:style style:name="P9" style:family="paragraph" style:parent-style-name="Standard">
      <style:text-properties officeooo:rsid="0018c50d" officeooo:paragraph-rsid="0018c50d"/>
    </style:style>
    <style:style style:name="P10" style:family="paragraph" style:parent-style-name="Standard">
      <style:text-properties officeooo:rsid="0019d222" officeooo:paragraph-rsid="0019d222"/>
    </style:style>
    <style:style style:name="P11" style:family="paragraph" style:parent-style-name="Standard">
      <style:text-properties fo:font-weight="bold" officeooo:rsid="0016ff01" officeooo:paragraph-rsid="0016ff01" style:font-weight-asian="bold" style:font-weight-complex="bold"/>
    </style:style>
    <style:style style:name="P12" style:family="paragraph" style:parent-style-name="Standard">
      <style:text-properties fo:font-weight="bold" officeooo:rsid="0014afac" officeooo:paragraph-rsid="0014afac" style:font-weight-asian="bold" style:font-weight-complex="bold"/>
    </style:style>
    <style:style style:name="P13" style:family="paragraph" style:parent-style-name="Standard">
      <style:text-properties fo:font-weight="bold" officeooo:rsid="0019d222" officeooo:paragraph-rsid="0019d222" style:font-weight-asian="bold" style:font-weight-complex="bold"/>
    </style:style>
    <style:style style:name="P14" style:family="paragraph" style:parent-style-name="Standard">
      <style:text-properties fo:font-weight="normal" officeooo:rsid="0019d222" officeooo:paragraph-rsid="0019d222" style:font-weight-asian="normal" style:font-weight-complex="normal"/>
    </style:style>
    <style:style style:name="P15" style:family="paragraph" style:parent-style-name="Standard">
      <style:text-properties fo:font-weight="normal" officeooo:rsid="001cd712" officeooo:paragraph-rsid="001cd712" style:font-weight-asian="normal" style:font-weight-complex="normal"/>
    </style:style>
    <style:style style:name="P16" style:family="paragraph" style:parent-style-name="Standard">
      <style:text-properties officeooo:rsid="0019ed5a" officeooo:paragraph-rsid="0019ed5a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normal" officeooo:rsid="0019ed5a" officeooo:paragraph-rsid="0019ed5a" style:font-size-asian="16pt" style:font-weight-asian="normal" style:font-size-complex="16pt" style:font-weight-complex="normal"/>
    </style:style>
    <style:style style:name="P18" style:family="paragraph" style:parent-style-name="Standard">
      <style:text-properties officeooo:rsid="001cd712" officeooo:paragraph-rsid="001cd712"/>
    </style:style>
    <style:style style:name="P19" style:family="paragraph" style:parent-style-name="Standard">
      <style:text-properties style:text-underline-style="none" fo:font-weight="normal" officeooo:rsid="001cd712" officeooo:paragraph-rsid="001cd712" style:font-weight-asian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bold" officeooo:rsid="001cd712" officeooo:paragraph-rsid="001cd712" style:font-style-asian="normal" style:font-weight-asian="bold" style:font-style-complex="normal" style:font-weight-complex="bold"/>
    </style:style>
    <style:style style:name="P22" style:family="paragraph" style:parent-style-name="Standard" style:list-style-name="L1">
      <style:text-properties officeooo:rsid="0014afac" officeooo:paragraph-rsid="0014afac"/>
    </style:style>
    <style:style style:name="P23" style:family="paragraph" style:parent-style-name="Standard" style:list-style-name="L3">
      <style:text-properties officeooo:rsid="0014afac" officeooo:paragraph-rsid="0014afac"/>
    </style:style>
    <style:style style:name="P24" style:family="paragraph" style:parent-style-name="Standard" style:list-style-name="L1">
      <style:text-properties officeooo:rsid="001cd712" officeooo:paragraph-rsid="001cd712"/>
    </style:style>
    <style:style style:name="P25" style:family="paragraph" style:parent-style-name="Standard" style:list-style-name="L7">
      <style:text-properties officeooo:rsid="001cd712" officeooo:paragraph-rsid="001cd712"/>
    </style:style>
    <style:style style:name="P26" style:family="paragraph" style:parent-style-name="Standard" style:list-style-name="L11">
      <style:text-properties officeooo:rsid="001cd712" officeooo:paragraph-rsid="001cd712"/>
    </style:style>
    <style:style style:name="P27" style:family="paragraph" style:parent-style-name="Standard" style:list-style-name="L2">
      <style:text-properties officeooo:rsid="001670ce" officeooo:paragraph-rsid="001cd712"/>
    </style:style>
    <style:style style:name="P28" style:family="paragraph" style:parent-style-name="Standard" style:list-style-name="L2">
      <style:text-properties officeooo:rsid="001670ce" officeooo:paragraph-rsid="001f3b31"/>
    </style:style>
    <style:style style:name="P29" style:family="paragraph" style:parent-style-name="Standard" style:list-style-name="L2">
      <style:text-properties officeooo:rsid="001670ce" officeooo:paragraph-rsid="001fb2b1"/>
    </style:style>
    <style:style style:name="P30" style:family="paragraph" style:parent-style-name="Standard" style:list-style-name="L5">
      <style:text-properties officeooo:rsid="001670ce" officeooo:paragraph-rsid="001f3b31"/>
    </style:style>
    <style:style style:name="P31" style:family="paragraph" style:parent-style-name="Standard" style:list-style-name="L1">
      <style:text-properties officeooo:rsid="001670ce" officeooo:paragraph-rsid="001fb2b1"/>
    </style:style>
    <style:style style:name="P32" style:family="paragraph" style:parent-style-name="Standard" style:list-style-name="L4">
      <style:text-properties officeooo:rsid="0016ff01" officeooo:paragraph-rsid="0016ff01"/>
    </style:style>
    <style:style style:name="P33" style:family="paragraph" style:parent-style-name="Standard" style:list-style-name="L5">
      <style:text-properties officeooo:rsid="0016ff01" officeooo:paragraph-rsid="0019d222"/>
    </style:style>
    <style:style style:name="P34" style:family="paragraph" style:parent-style-name="Standard" style:list-style-name="L4">
      <style:text-properties officeooo:rsid="0019d222" officeooo:paragraph-rsid="0019d222"/>
    </style:style>
    <style:style style:name="P35" style:family="paragraph" style:parent-style-name="Standard" style:list-style-name="L8">
      <style:text-properties officeooo:rsid="0019d222" officeooo:paragraph-rsid="0019d222"/>
    </style:style>
    <style:style style:name="P36" style:family="paragraph" style:parent-style-name="Standard" style:list-style-name="L6">
      <style:text-properties officeooo:rsid="0018c50d" officeooo:paragraph-rsid="0018c50d"/>
    </style:style>
    <style:style style:name="P37" style:family="paragraph" style:parent-style-name="Standard" style:list-style-name="L9">
      <style:text-properties officeooo:rsid="0018c50d" officeooo:paragraph-rsid="0018c50d"/>
    </style:style>
    <style:style style:name="P38" style:family="paragraph" style:parent-style-name="Standard">
      <style:text-properties officeooo:rsid="0018c50d" officeooo:paragraph-rsid="0018c50d"/>
    </style:style>
    <style:style style:name="P39" style:family="paragraph" style:parent-style-name="Standard" style:list-style-name="L10">
      <style:text-properties fo:font-weight="normal" officeooo:rsid="0019d222" officeooo:paragraph-rsid="0019d222" style:font-weight-asian="normal" style:font-weight-complex="normal"/>
    </style:style>
    <style:style style:name="P40" style:family="paragraph" style:parent-style-name="Standard" style:list-style-name="L10">
      <style:text-properties fo:font-weight="normal" officeooo:rsid="0019d222" officeooo:paragraph-rsid="0021867d" style:font-weight-asian="normal" style:font-weight-complex="normal"/>
    </style:style>
    <style:style style:name="P41" style:family="paragraph" style:parent-style-name="Standard" style:list-style-name="L10">
      <style:text-properties fo:font-weight="normal" officeooo:rsid="0014afac" officeooo:paragraph-rsid="001cd712" style:font-weight-asian="normal" style:font-weight-complex="normal"/>
    </style:style>
    <style:style style:name="P42" style:family="paragraph" style:parent-style-name="Standard" style:list-style-name="L10">
      <style:text-properties fo:font-weight="normal" officeooo:rsid="001cd712" officeooo:paragraph-rsid="001cd712" style:font-weight-asian="normal" style:font-weight-complex="normal"/>
    </style:style>
    <style:style style:name="P43" style:family="paragraph" style:parent-style-name="Standard">
      <style:text-properties fo:font-weight="normal" officeooo:rsid="001cd712" officeooo:paragraph-rsid="001cd712" style:font-weight-asian="normal" style:font-weight-complex="normal"/>
    </style:style>
    <style:style style:name="P44" style:family="paragraph" style:parent-style-name="Standard" style:list-style-name="L10">
      <style:text-properties fo:font-weight="normal" officeooo:rsid="0021867d" officeooo:paragraph-rsid="0021867d" style:font-weight-asian="normal" style:font-weight-complex="normal"/>
    </style:style>
    <style:style style:name="P45" style:family="paragraph" style:parent-style-name="Standard">
      <style:text-properties fo:font-style="normal" style:text-underline-style="none" fo:font-weight="bold" officeooo:rsid="001cd712" officeooo:paragraph-rsid="001cd712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1cd712" officeooo:paragraph-rsid="0021867d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style:text-underline-style="none" fo:font-weight="bold" officeooo:rsid="0025628b" officeooo:paragraph-rsid="002729cb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style:text-underline-style="none" fo:font-weight="bold" officeooo:rsid="002b2ee5" officeooo:paragraph-rsid="002b2ee5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50" style:family="paragraph" style:parent-style-name="Standard" style:list-style-name="L11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51" style:family="paragraph" style:parent-style-name="Standard" style:list-style-name="L11">
      <style:text-properties fo:font-style="normal" style:text-underline-style="none" fo:font-weight="normal" officeooo:rsid="001cd712" officeooo:paragraph-rsid="0021867d" style:font-style-asian="normal" style:font-weight-asian="normal" style:font-style-complex="normal" style:font-weight-complex="normal"/>
    </style:style>
    <style:style style:name="P52" style:family="paragraph" style:parent-style-name="Standard" style:list-style-name="L11">
      <style:text-properties fo:font-style="normal" style:text-underline-style="none" fo:font-weight="normal" officeooo:rsid="001fb2b1" officeooo:paragraph-rsid="001fb2b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1fb2b1" officeooo:paragraph-rsid="001fb2b1" style:font-style-asian="normal" style:font-weight-asian="normal" style:font-style-complex="normal" style:font-weight-complex="normal"/>
    </style:style>
    <style:style style:name="P54" style:family="paragraph" style:parent-style-name="Standard" style:list-style-name="L11">
      <style:text-properties fo:font-style="normal" style:text-underline-style="none" fo:font-weight="normal" officeooo:rsid="0021867d" officeooo:paragraph-rsid="0021867d" style:font-style-asian="normal" style:font-weight-asian="normal" style:font-style-complex="normal" style:font-weight-complex="normal"/>
    </style:style>
    <style:style style:name="P55" style:family="paragraph" style:parent-style-name="Standard" style:list-style-name="L11">
      <style:text-properties fo:font-style="normal" style:text-underline-style="none" fo:font-weight="normal" officeooo:rsid="002729cb" officeooo:paragraph-rsid="002729cb" style:font-style-asian="normal" style:font-weight-asian="normal" style:font-style-complex="normal" style:font-weight-complex="normal"/>
    </style:style>
    <style:style style:name="P56" style:family="paragraph" style:parent-style-name="Standard" style:list-style-name="L10">
      <style:text-properties fo:font-style="normal" style:text-underline-style="none" fo:font-weight="normal" officeooo:rsid="002729cb" officeooo:paragraph-rsid="002729cb" style:font-style-asian="normal" style:font-weight-asian="normal" style:font-style-complex="normal" style:font-weight-complex="normal"/>
    </style:style>
    <style:style style:name="P57" style:family="paragraph" style:parent-style-name="Standard" style:list-style-name="L10">
      <style:text-properties fo:font-style="normal" style:text-underline-style="none" fo:font-weight="normal" officeooo:rsid="0014afac" officeooo:paragraph-rsid="002729cb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text-properties officeooo:rsid="001f3b31" officeooo:paragraph-rsid="001f3b31"/>
    </style:style>
    <style:style style:name="P59" style:family="paragraph" style:parent-style-name="Standard" style:list-style-name="L1">
      <style:text-properties officeooo:rsid="001f3b31" officeooo:paragraph-rsid="001fb2b1"/>
    </style:style>
    <style:style style:name="P60" style:family="paragraph" style:parent-style-name="Standard" style:list-style-name="L5">
      <style:text-properties officeooo:rsid="001f3b31" officeooo:paragraph-rsid="001fb2b1"/>
    </style:style>
    <style:style style:name="P61" style:family="paragraph" style:parent-style-name="Standard" style:list-style-name="L8">
      <style:text-properties officeooo:rsid="001f3b31" officeooo:paragraph-rsid="00201a5b"/>
    </style:style>
    <style:style style:name="P62" style:family="paragraph" style:parent-style-name="Standard" style:list-style-name="L8">
      <style:text-properties officeooo:rsid="001fb2b1" officeooo:paragraph-rsid="001fb2b1"/>
    </style:style>
    <style:style style:name="P63" style:family="paragraph" style:parent-style-name="Standard" style:list-style-name="L9">
      <style:text-properties officeooo:rsid="001fb2b1" officeooo:paragraph-rsid="001fb2b1"/>
    </style:style>
    <style:style style:name="P64" style:family="paragraph" style:parent-style-name="Standard" style:list-style-name="L11">
      <style:text-properties officeooo:rsid="001fb2b1" officeooo:paragraph-rsid="001fb2b1"/>
    </style:style>
    <style:style style:name="P65" style:family="paragraph" style:parent-style-name="Standard">
      <style:text-properties fo:font-weight="bold" officeooo:rsid="0018c50d" officeooo:paragraph-rsid="0018c50d" style:font-weight-asian="bold" style:font-weight-complex="bold"/>
    </style:style>
    <style:style style:name="P66" style:family="paragraph" style:parent-style-name="Standard">
      <style:text-properties fo:font-weight="bold" officeooo:rsid="0019d222" officeooo:paragraph-rsid="0021867d" style:font-weight-asian="bold" style:font-weight-complex="bold"/>
    </style:style>
    <style:style style:name="P67" style:family="paragraph" style:parent-style-name="Standard">
      <style:text-properties fo:font-weight="bold" officeooo:rsid="0021867d" officeooo:paragraph-rsid="0021867d" style:font-weight-asian="bold" style:font-weight-complex="bold"/>
    </style:style>
    <style:style style:name="P68" style:family="paragraph" style:parent-style-name="Standard" style:list-style-name="L2">
      <style:text-properties officeooo:rsid="0022797c" officeooo:paragraph-rsid="0022797c"/>
    </style:style>
    <style:style style:name="P69" style:family="paragraph" style:parent-style-name="Standard" style:list-style-name="L2">
      <style:text-properties officeooo:rsid="0025628b" officeooo:paragraph-rsid="0025628b"/>
    </style:style>
    <style:style style:name="P70" style:family="paragraph" style:parent-style-name="Standard">
      <style:text-properties fo:font-size="12pt" fo:font-style="normal" style:text-underline-style="none" fo:font-weight="bold" officeooo:rsid="0025628b" officeooo:paragraph-rsid="002729cb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text-properties fo:font-size="12pt" fo:font-style="normal" style:text-underline-style="none" fo:font-weight="bold" officeooo:rsid="002729cb" officeooo:paragraph-rsid="002729cb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fo:font-size="12pt" fo:font-style="normal" style:text-underline-style="none" fo:font-weight="bold" officeooo:rsid="002729cb" officeooo:paragraph-rsid="0027c9ed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fo:font-size="12pt" fo:font-style="normal" style:text-underline-style="none" fo:font-weight="bold" officeooo:rsid="0027c9ed" officeooo:paragraph-rsid="0027c9ed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fo:font-size="12pt" fo:font-style="normal" style:text-underline-style="none" fo:font-weight="bold" officeooo:rsid="002b2ee5" officeooo:paragraph-rsid="002b2ee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670ce"/>
    </style:style>
    <style:style style:name="T2" style:family="text">
      <style:text-properties officeooo:rsid="0016ff01"/>
    </style:style>
    <style:style style:name="T3" style:family="text">
      <style:text-properties officeooo:rsid="0019d222"/>
    </style:style>
    <style:style style:name="T4" style:family="text">
      <style:text-properties style:text-underline-style="none"/>
    </style:style>
    <style:style style:name="T5" style:family="text">
      <style:text-properties officeooo:rsid="001cd712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670ce" style:font-style-asian="normal" style:font-weight-asian="normal" style:font-style-complex="normal" style:font-weight-complex="normal"/>
    </style:style>
    <style:style style:name="T8" style:family="text">
      <style:text-properties officeooo:rsid="001fb2b1"/>
    </style:style>
    <style:style style:name="T9" style:family="text">
      <style:text-properties officeooo:rsid="0018c50d"/>
    </style:style>
    <style:style style:name="T10" style:family="text">
      <style:text-properties officeooo:rsid="00201a5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1867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d712" style:font-weight-asian="normal" style:font-weight-complex="normal"/>
    </style:style>
    <style:style style:name="T15" style:family="text">
      <style:text-properties fo:font-weight="normal" officeooo:rsid="002729cb" style:font-weight-asian="normal" style:font-weight-complex="normal"/>
    </style:style>
    <style:style style:name="T16" style:family="text">
      <style:text-properties fo:font-weight="normal" officeooo:rsid="0027c9ed" style:font-weight-asian="normal" style:font-weight-complex="normal"/>
    </style:style>
    <style:style style:name="T17" style:family="text">
      <style:text-properties officeooo:rsid="0025628b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729cb" style:font-size-asian="16pt" style:font-weight-asian="normal" style:font-size-complex="16pt" style:font-weight-complex="normal"/>
    </style:style>
    <style:style style:name="T20" style:family="text">
      <style:text-properties officeooo:rsid="002729cb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cd712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729cb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7">Dictionnaire des données<text:span text:style-name="T4">: projet Lightbot</text:span></text:p>
      <text:p text:style-name="P17"/>
      <text:p text:style-name="P16"/>
      <text:p text:style-name="P12">Class<text:span text:style-name="T3">e</text:span> Level</text:p>
      <text:p text:style-name="P5"/>
      <text:list xml:id="list5951345148918002810" text:style-name="L1">
        <text:list-item>
          <text:p text:style-name="P22">Level() → Constructeur <text:span text:style-name="T5">non-</text:span>paramétré (publique)</text:p>
          <text:p text:style-name="P59"><text:span text:style-name="T1">→</text:span>instancie les propriétés graphiques du niveau ainsi que le robot et le damier et les propriétés d’action</text:p>
          <text:p text:style-name="P31">→<text:span text:style-name="T9">param:(r:Robot,g:Grid)</text:span></text:p>
          <text:p text:style-name="P58"/>
          <text:p text:style-name="P22"/>
        </text:list-item>
      </text:list>
      <text:p text:style-name="P5">attributs : </text:p>
      <text:p text:style-name="P6"/>
      <text:list xml:id="list234044616143274" text:continue-numbering="true" text:style-name="L1">
        <text:list-item>
          <text:p text:style-name="P22">std::vector&lt;*Level&gt; <text:span text:style-name="T5">m_levels</text:span>→attribut contenant les différents niveaux du jeu (privé)</text:p>
        </text:list-item>
        <text:list-item>
          <text:p text:style-name="P24">float m_score → Stick le score du joueur (privé) </text:p>
        </text:list-item>
      </text:list>
      <text:p text:style-name="P18"/>
      <text:p text:style-name="P18">méthodes :</text:p>
      <text:p text:style-name="P18"/>
      <text:list xml:id="list2001123843957593585" text:style-name="L2">
        <text:list-item>
          <text:p text:style-name="P27"><text:span text:style-name="T5">void </text:span>GetScore()→<text:span text:style-name="T2"> </text:span>permet de récupérer le score du joueur <text:span text:style-name="T2">(publique)</text:span></text:p>
        </text:list-item>
        <text:list-item>
          <text:p text:style-name="P28"><text:span text:style-name="T5">float </text:span>setScore()→<text:span text:style-name="T2"> </text:span>permet de changer la valeur du score <text:span text:style-name="T2">(publique)</text:span></text:p>
          <text:p text:style-name="P29">→<text:span text:style-name="T9">param:(score:float)</text:span></text:p>
        </text:list-item>
        <text:list-item>
          <text:p text:style-name="P68">void quit()<text:span text:style-name="T1">→</text:span>permet de quiter le niveau et de revenir au menu principal(publique)</text:p>
        </text:list-item>
        <text:list-item>
          <text:p text:style-name="P68">void replay()<text:span text:style-name="T1">→</text:span>permet de relancer le niveau(publique)</text:p>
        </text:list-item>
        <text:list-item>
          <text:p text:style-name="P69">void goToNextLevel()<text:span text:style-name="T1">→</text:span>passe le jeu au niveau suivant</text:p>
        </text:list-item>
        <text:list-item>
          <text:p text:style-name="P68">void pause_exec()<text:span text:style-name="T1">→</text:span>permet de mettre en pause l’éxecution des actions du robot</text:p>
        </text:list-item>
        <text:list-item>
          <text:p text:style-name="P68">void displayPauseMenu()<text:span text:style-name="T1">→</text:span>per<text:span text:style-name="T17">m</text:span>et d’afficher le menu de pause</text:p>
        </text:list-item>
        <text:list-item>
          <text:p text:style-name="P69">void wonLevel()<text:span text:style-name="T1">→</text:span>affiche un menu lorsque le niveau est terminé,permettant au joueur de recommencer le niveau, ou de passer au suivant.Le passage se fait automatiquement au bout d’une certaine durée</text:p>
        </text:list-item>
      </text:list>
      <text:p text:style-name="P12">Class<text:span text:style-name="T3">e</text:span> Robot</text:p>
      <text:p text:style-name="P5"/>
      <text:list xml:id="list4847703528123435693" text:style-name="L3">
        <text:list-item>
          <text:p text:style-name="P23">Robot() : constructeur non-paramétré (publique)</text:p>
        </text:list-item>
      </text:list>
      <text:p text:style-name="P5"/>
      <text:p text:style-name="P7">méthodes :</text:p>
      <text:p text:style-name="P7"/>
      <text:list xml:id="list767993495187992966" text:style-name="L4">
        <text:list-item>
          <text:p text:style-name="P32"><text:span text:style-name="T5">bool </text:span>isMoving() → permet de tester si le robot est en mouvement ou pas <text:span text:style-name="T3">(publique)</text:span></text:p>
        </text:list-item>
        <text:list-item>
          <text:p text:style-name="P32"><text:span text:style-name="T5">int GetAngle()</text:span>→ permet de tester si le robot a fini ses mouvements <text:span text:style-name="T3">(publique)</text:span></text:p>
        </text:list-item>
        <text:list-item>
          <text:p text:style-name="P34"><text:span text:style-name="T5">int </text:span>GetAltitude() <text:span text:style-name="T1">→</text:span>permet de récuperer l'altitude courant du robot (publique) </text:p>
        </text:list-item>
      </text:list>
      <text:p text:style-name="P8"/>
      <text:p text:style-name="P11">Class<text:span text:style-name="T3">e</text:span> Grid</text:p>
      <text:p text:style-name="P8"/>
      <text:list xml:id="list7997506848910368617" text:style-name="L5">
        <text:list-item>
          <text:p text:style-name="P33"><text:soft-page-break/>Grid()<text:span text:style-name="T1">→</text:span> constructeur paramétré de la classe Grid <text:span text:style-name="T3">(publique)</text:span></text:p>
          <text:p text:style-name="P30"><text:span text:style-name="T2">-&gt;instancie et positionne le damier :</text:span></text:p>
          <text:p text:style-name="P60"><text:span text:style-name="T2">-&gt;param:</text:span>(<text:span text:style-name="T8">h:Hexagon)</text:span></text:p>
        </text:list-item>
      </text:list>
      <text:p text:style-name="P8"/>
      <text:p text:style-name="P8">attributs :</text:p>
      <text:p text:style-name="P8"/>
      <text:list xml:id="list948787107144356142" text:style-name="L6">
        <text:list-item>
          <text:p text:style-name="P36">int <text:span text:style-name="T5">m_g</text:span>rid_max<text:span text:style-name="T1">→</text:span> attribut definissant le nombre de cases maximum sur le plateau <text:span text:style-name="T3">(privé)</text:span></text:p>
        </text:list-item>
        <text:list-item>
          <text:p text:style-name="P36">std::vector&lt;*Hexagon&gt; <text:span text:style-name="T5">m_hexagons→</text:span> vector contenant toutes les informations sur les positions des hexagons sur le plateau de jeu <text:span text:style-name="T3">(privé)</text:span></text:p>
        </text:list-item>
      </text:list>
      <text:p text:style-name="P9"/>
      <text:p text:style-name="P18">méthodes :</text:p>
      <text:p text:style-name="P18"/>
      <text:list xml:id="list885546475813709966" text:style-name="L7">
        <text:list-item>
          <text:p text:style-name="P25">getPosRobot() : permets de récuperer les coordonées de la position du robot (publique)</text:p>
        </text:list-item>
        <text:list-item>
          <text:p text:style-name="P25">setPosRobot() : permets d'indiquer la position du robot (publique)</text:p>
        </text:list-item>
      </text:list>
      <text:p text:style-name="P65">Class<text:span text:style-name="T3">e </text:span>Hexagon</text:p>
      <text:p text:style-name="P65"/>
      <text:p text:style-name="P9"/>
      <text:list xml:id="list2059221021029463011" text:style-name="L8">
        <text:list-item>
          <text:p text:style-name="P35">Hexagon() : constructeur <text:s/>paramétré (publique)</text:p>
          <text:p text:style-name="P61"><text:span text:style-name="T1">→instancie un hexagon (qui composent le damier )</text:span></text:p>
          <text:p text:style-name="P61"><text:span text:style-name="T1">→param:(const height:int,const width :int,altitude:int)</text:span></text:p>
        </text:list-item>
        <text:list-item>
          <text:p text:style-name="P62">Haxagon(const &amp;h:<text:span text:style-name="T12">H</text:span>exagon)</text:p>
        </text:list-item>
      </text:list>
      <text:p text:style-name="P9"/>
      <text:p text:style-name="P9">attributs :</text:p>
      <text:p text:style-name="P9"/>
      <text:list xml:id="list3450072346277412007" text:style-name="L9">
        <text:list-item>
          <text:p text:style-name="P37">bool isLit<text:span text:style-name="T1">→</text:span> permets de determiner si un hexagon est illuminé ou pas <text:span text:style-name="T3">(privé)</text:span></text:p>
        </text:list-item>
        <text:list-item>
          <text:p text:style-name="P37">const <text:span text:style-name="T10">int</text:span> height<text:span text:style-name="T1">→</text:span> détermine l<text:span text:style-name="T5">'altitude</text:span> des cases <text:span text:style-name="T3">(privé)</text:span></text:p>
        </text:list-item>
        <text:list-item>
          <text:p text:style-name="P37">const <text:span text:style-name="T10">int</text:span> width<text:span text:style-name="T1">→détermine la largeur des cases (privé)</text:span></text:p>
        </text:list-item>
        <text:list-item>
          <text:p text:style-name="P63"><text:span text:style-name="T10">int </text:span>altitude <text:span text:style-name="T1">→attribut indiquant la hauteur d’une case</text:span></text:p>
        </text:list-item>
      </text:list>
      <text:p text:style-name="P10"/>
      <text:p text:style-name="P10"/>
      <text:p text:style-name="P13">Classe Program (&lt;abstract&gt;)</text:p>
      <text:p text:style-name="P13"/>
      <text:p text:style-name="P15">Program() : constructeur non-paramétré (publique)</text:p>
      <text:p text:style-name="P15"/>
      <text:p text:style-name="P15"/>
      <text:p text:style-name="P14">attributs :</text:p>
      <text:p text:style-name="P14"/>
      <text:list xml:id="list9068959667492410205" text:style-name="L10">
        <text:list-item>
          <text:p text:style-name="P39">static int action_max<text:span text:style-name="T1">→</text:span>determine le nombre d'actions maximum d'un programme (privé)</text:p>
        </text:list-item>
        <text:list-item>
          <text:p text:style-name="P39">int num_action <text:span text:style-name="T1">→</text:span>donne le nombre d'action d'un programme (privé)</text:p>
        </text:list-item>
        <text:list-item>
          <text:p text:style-name="P41">std::vector&lt;*Action&gt; <text:span text:style-name="T5">m_actions</text:span>→ attribut permettant de stocker les differentes actions que le joueur veut faire executer par son robot <text:span text:style-name="T1">(publique)</text:span></text:p>
        </text:list-item>
        <text:list-item>
          <text:p text:style-name="P42"><text:span text:style-name="T11">int m_secondary_prog-max</text:span> →<text:span text:style-name="T12">nombre maximum de proc instanciable.</text:span> </text:p>
        </text:list-item>
        <text:list-item>
          <text:p text:style-name="P56">std::vector&lt;Action*&gt;m_actions addAction(std::vector&lt;Action *&gt;m_actions)</text:p>
          <text:p text:style-name="P57">→ <text:span text:style-name="T20">ajoute une action au vecteur d’actions </text:span></text:p>
        </text:list-item>
      </text:list>
      <text:p text:style-name="P15"/>
      <text:p text:style-name="P66">Classe <text:span text:style-name="T12">Primary_Prog</text:span></text:p>
      <text:p text:style-name="P66"><text:soft-page-break/></text:p>
      <text:list xml:id="list234044967791748" text:continue-numbering="true" text:style-name="L10">
        <text:list-item>
          <text:p text:style-name="P44">Primary_Prog():constructeur paramétré (public)</text:p>
          <text:p text:style-name="P40"><text:span text:style-name="T1">→ instancie le main et dimensionne son vecteur</text:span></text:p>
          <text:p text:style-name="P40"><text:span text:style-name="T1">→param:(m_actions:std::vector&lt;Action*&gt;)</text:span></text:p>
        </text:list-item>
      </text:list>
      <text:p text:style-name="P66"/>
      <text:p text:style-name="P67">Class Secondary_Prog</text:p>
      <text:p text:style-name="P67"/>
      <text:list xml:id="list234044191795391" text:continue-numbering="true" text:style-name="L10">
        <text:list-item>
          <text:p text:style-name="P44">Secondary_Prog():constructeur paramétré (public)</text:p>
          <text:p text:style-name="P40"><text:span text:style-name="T1">→ instancie le proc et dimensionne son vecteur</text:span></text:p>
          <text:p text:style-name="P40"><text:span text:style-name="T1">→param:(m_actuions:std::vector&lt;Action*&gt;</text:span></text:p>
        </text:list-item>
      </text:list>
      <text:p text:style-name="P21">Classe Action</text:p>
      <text:p text:style-name="P19"/>
      <text:p text:style-name="P20">méthodes :</text:p>
      <text:p text:style-name="P15"/>
      <text:list xml:id="list7175295233491591909" text:style-name="L11">
        <text:list-item>
          <text:p text:style-name="P50">int setRotation() → donne le degrés de rotation du robot (publique)</text:p>
        </text:list-item>
        <text:list-item>
          <text:p text:style-name="P26"><text:span text:style-name="T6">int changeAltitude() → mets a jour l'altitude du robot (publique) </text:span></text:p>
          <text:p text:style-name="P64"><text:span text:style-name="T7">→</text:span><text:span text:style-name="T6">c’est en fait la méthode de saut.</text:span></text:p>
          <text:p text:style-name="P64"><text:span text:style-name="T6"/></text:p>
        </text:list-item>
        <text:list-item>
          <text:p text:style-name="P50">void MoveForward() → permets au robot d'avancer (publique)</text:p>
        </text:list-item>
        <text:list-item>
          <text:p text:style-name="P50">void ExecuterAction() → Execute les actions dans le main (publique)</text:p>
        </text:list-item>
        <text:list-item>
          <text:p text:style-name="P52">int light() <text:span text:style-name="T1">→</text:span>Permets d’allumer la case sur laquelle est situé le robot.</text:p>
          <text:p text:style-name="P55"/>
        </text:list-item>
      </text:list>
      <text:p text:style-name="P53"/>
      <text:p text:style-name="P53"/>
      <text:p text:style-name="P53"/>
      <text:p text:style-name="P53"/>
      <text:p text:style-name="P53"/>
      <text:p text:style-name="P20"/>
      <text:p text:style-name="P21">Classe Execute_Sec_Prog</text:p>
      <text:p text:style-name="P21"/>
      <text:p text:style-name="P20">Execute<text:span text:style-name="T10">Action</text:span>() →<text:span text:style-name="T8">Permets de prendre en paramètres la liste d’action contenue dans un proc( et non dans le main) et d’ainsi l’éxecuter en tant qu’action , cela permets ains d’appeler les procs dans le main ou dans eux-même(réccursivité).</text:span></text:p>
      <text:p text:style-name="P20"/>
      <text:p text:style-name="P46">Classe <text:span text:style-name="T12">Player</text:span></text:p>
      <text:p text:style-name="P46"/>
      <text:list xml:id="list234043658547236" text:continue-numbering="true" text:style-name="L11">
        <text:list-item>
          <text:p text:style-name="P54"><text:span text:style-name="T17">s</text:span>aveLevel():void <text:span text:style-name="T5">→</text:span>permets de sauvegarder un niveau créé par le joueur via un fichier XML</text:p>
        </text:list-item>
        <text:list-item>
          <text:p text:style-name="P51"><text:span text:style-name="T17">loadLevel():void </text:span>→<text:span text:style-name="T12">permets de charger un niveau créé auparavant par le joueur</text:span></text:p>
        </text:list-item>
        <text:list-item>
          <text:p text:style-name="P54"><text:span text:style-name="T17">s</text:span>aveProfil():void <text:span text:style-name="T5">→</text:span>permets de sauvegarder le profil de l’utilisateur actuel</text:p>
        </text:list-item>
        <text:list-item>
          <text:p text:style-name="P54"><text:span text:style-name="T17">l</text:span>oadProfil():void <text:span text:style-name="T5">→ </text:span>permets de charger le profil de l’utilisateur via un fichier XML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7"><text:s/><text:span text:style-name="T19">Liste des évenements de l’application</text:span></text:p>
      <text:p text:style-name="P47"><text:span text:style-name="T19"/></text:p>
      <text:p text:style-name="P70"><text:span text:style-name="T15"><text:s/>Gestion du jeu :</text:span></text:p>
      <text:p text:style-name="P70"><text:span text:style-name="T15"/></text:p>
      <text:p text:style-name="P71"><text:span text:style-name="T13">ARR_Ajouter_</text:span><text:span text:style-name="T16">Rotation_Action</text:span><text:span text:style-name="T13"> </text:span><text:span text:style-name="T14">→ </text:span><text:span text:style-name="T13">ENV_ </text:span><text:span text:style-name="T16">Rotation_Action</text:span><text:span text:style-name="T13">_Ajout</text:span></text:p>
      <text:p text:style-name="P72"><text:span text:style-name="T13">ARR_Ajouter_</text:span><text:span text:style-name="T16">Avancer_Action</text:span><text:span text:style-name="T13"> </text:span><text:span text:style-name="T14">→ </text:span><text:span text:style-name="T13">ENV_ </text:span><text:span text:style-name="T16">Avancer_Action</text:span><text:span text:style-name="T13">_Ajout</text:span></text:p>
      <text:p text:style-name="P72"><text:span text:style-name="T13">ARR_Ajouter_</text:span><text:span text:style-name="T16">Sauter_Action</text:span><text:span text:style-name="T13"> </text:span><text:span text:style-name="T14">→ </text:span><text:span text:style-name="T13">ENV_ </text:span><text:span text:style-name="T16">Sauter_Action</text:span><text:span text:style-name="T13">_Ajout</text:span></text:p>
      <text:p text:style-name="P72"><text:span text:style-name="T13">ARR_Ajouter_</text:span><text:span text:style-name="T16">Allumer_Action</text:span><text:span text:style-name="T13"> </text:span><text:span text:style-name="T14">→ </text:span><text:span text:style-name="T13">ENV_ </text:span><text:span text:style-name="T16">Allumer_Action</text:span><text:span text:style-name="T13">_Ajout</text:span></text:p>
      <text:p text:style-name="P73"><text:span text:style-name="T13">ARR_Ajouter_Proc_Dans_Main </text:span><text:span text:style-name="T14">→ </text:span><text:span text:style-name="T15">ENV_ </text:span><text:span text:style-name="T13">Ajout_Proc_Dans_Main</text:span></text:p>
      <text:p text:style-name="P71"><text:span text:style-name="T13">ARR_Supprimer_Action</text:span><text:span text:style-name="T14">→ </text:span><text:span text:style-name="T13">ENV_Stockage_</text:span><text:span text:style-name="T16">Supprimer</text:span></text:p>
      <text:p text:style-name="P71"><text:span text:style-name="T13">A</text:span><text:span text:style-name="T16">RR</text:span><text:span text:style-name="T13">_Exec_Robot </text:span><text:span text:style-name="T14">→ </text:span><text:span text:style-name="T13">ENV_Lancer_Prog</text:span></text:p>
      <text:p text:style-name="P73"><text:span text:style-name="T13">ARR_QuiterJeu </text:span><text:span text:style-name="T14">→ </text:span><text:span text:style-name="T15">ENV_ </text:span><text:span text:style-name="T13">Retour_Menu_Principal</text:span></text:p>
      <text:p text:style-name="P73"><text:span text:style-name="T13">ARR_Terminer_Niveau </text:span><text:span text:style-name="T14">→ </text:span><text:span text:style-name="T15">ENV_ </text:span><text:span text:style-name="T13">Option_Fin_Niveau</text:span></text:p>
      <text:p text:style-name="P73"><text:span text:style-name="T13">ARR_Fin_Délai_Choix_Niveau</text:span></text:p>
      <text:p text:style-name="P73"><text:span text:style-name="T13">ARR_Recommencer_Niveau</text:span><text:span text:style-name="T14">→ </text:span><text:span text:style-name="T15">ENV_ </text:span><text:span text:style-name="T13">Relancer_Niveau</text:span></text:p>
      <text:p text:style-name="P73"><text:span text:style-name="T13"/></text:p>
      <text:p text:style-name="P73"><text:span text:style-name="T13"/></text:p>
      <text:p text:style-name="P73"><text:span text:style-name="T13">Gestion de l’édition du jeu :</text:span></text:p>
      <text:p text:style-name="P73"><text:span text:style-name="T13">ARR_Modifier_Damier</text:span><text:span text:style-name="T14">→ </text:span><text:span text:style-name="T15">ENV_ </text:span><text:span text:style-name="T13">Modification_Grid</text:span></text:p>
      <text:p text:style-name="P73"><text:span text:style-name="T13">ARR_Modifier_Hauteur_Case</text:span><text:span text:style-name="T14">→ </text:span><text:span text:style-name="T15">ENV_ </text:span><text:span text:style-name="T13">Modification_Hauteur_Case</text:span></text:p>
      <text:p text:style-name="P73"><text:span text:style-name="T13">ARR_Modifier_Allumage_Case</text:span><text:span text:style-name="T14">→ </text:span><text:span text:style-name="T15">ENV_ </text:span><text:span text:style-name="T13">Modification_Allumage_Case</text:span></text:p>
      <text:p text:style-name="P73"><text:span text:style-name="T13">ARR_Ajouter_Proc</text:span><text:span text:style-name="T14">→ </text:span><text:span text:style-name="T15">ENV_ </text:span><text:span text:style-name="T13">Ajout_Proc</text:span></text:p>
      <text:p text:style-name="P73"><text:span text:style-name="T13">ARR_Enlever_Proc</text:span><text:span text:style-name="T14">→ </text:span><text:span text:style-name="T15">ENV_ </text:span><text:span text:style-name="T13">Retraiit_Proc</text:span></text:p>
      <text:p text:style-name="P73"><text:span text:style-name="T13">ARR_Modifier_LimiteProc</text:span><text:span text:style-name="T14">→ </text:span><text:span text:style-name="T15">ENV_ </text:span><text:span text:style-name="T13">Modificaton_LimiteProc</text:span></text:p>
      <text:p text:style-name="P74"><text:span text:style-name="T13">ARR_Modifier_Limite_Action_Main </text:span><text:span text:style-name="T14">→ </text:span><text:span text:style-name="T15">ENV_ </text:span><text:span text:style-name="T13">Modification_Limite_Action_Main</text:span></text:p>
      <text:p text:style-name="P74"><text:span text:style-name="T13">ARR_Modifier_Limite_Action_Proc </text:span><text:span text:style-name="T14">→ </text:span><text:span text:style-name="T15">ENV_ </text:span><text:span text:style-name="T13">Modification_Limite_Action_Proc</text:span></text:p>
      <text:p text:style-name="P48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MP2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MP3" style:family="paragraph" style:parent-style-name="Standard">
      <style:text-properties officeooo:rsid="0014afac" officeooo:paragraph-rsid="0019ed5a"/>
    </style:style>
    <style:style style:name="MP4" style:family="paragraph" style:parent-style-name="Standard">
      <style:paragraph-properties fo:text-align="end" style:justify-single-word="false"/>
      <style:text-properties officeooo:rsid="0014afac" officeooo:paragraph-rsid="0019ed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7cm" style:dynamic-spacing="false"/>
      </style:header-style>
      <style:footer-style>
        <style:header-footer-properties fo:min-height="0.6cm" fo:margin-left="0cm" fo:margin-right="0cm" fo:margin-top="0.497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IUT informatique 2016/2017</text:p>
        <text:p text:style-name="MP1">REEVES Wyatt</text:p>
        <text:p text:style-name="MP1">TRICHA Yamin</text:p>
        <text:p text:style-name="MP1">S2B</text:p>
      </style:header-first>
      <style:footer>
        <text:p text:style-name="MP3">Dictionnaire de données : Projet Lightbot S2 2016-2017</text:p>
        <text:p text:style-name="MP4"><text:page-number text:select-page="current">3</text:page-number></text:p>
      </style:footer>
      <style:footer-first>
        <text:p text:style-name="MP3">Dictionnaire de données : Projet Lightbot S2 2016-2017</text:p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4-05T13:42:59.215346639</meta:creation-date>
    <dc:date>2017-04-06T23:40:01.272656950</dc:date>
    <meta:editing-duration>PT5H1M45S</meta:editing-duration>
    <meta:editing-cycles>12</meta:editing-cycles>
    <meta:generator>LibreOffice/5.2.3.3$Linux_X86_64 LibreOffice_project/20$Build-3</meta:generator>
    <meta:document-statistic meta:table-count="0" meta:image-count="0" meta:object-count="0" meta:page-count="4" meta:paragraph-count="110" meta:word-count="732" meta:character-count="5375" meta:non-whitespace-character-count="4799"/>
  </office:meta>
</office:document-meta>
</file>